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1C2193A97B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antGarde LT Medium" svg:font-family="'AvantGarde LT Medium'" style:font-pitch="variable"/>
    <style:font-face style:name="AvantGarde LT Medium1" svg:font-family="'AvantGarde LT Medium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96cm"/>
    </style:style>
    <style:style style:name="pr3" style:family="presentation" style:parent-style-name="Default-subtitle">
      <style:graphic-properties draw:fill-color="#ffffff" fo:min-height="6.35cm"/>
    </style:style>
    <style:style style:name="pr4" style:family="presentation" style:parent-style-name="Default-subtitle">
      <style:graphic-properties draw:fill-color="#ffffff" fo:min-height="8.256cm"/>
    </style:style>
    <style:style style:name="pr5" style:family="presentation" style:parent-style-name="Default-subtitle">
      <style:graphic-properties draw:fill-color="#ffffff" fo:min-height="2.35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AvantGarde LT Medium1"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AvantGarde LT Medium" fo:font-size="20pt" style:font-size-asian="20pt" style:font-size-complex="20pt"/>
    </style:style>
    <style:style style:name="P4" style:family="paragraph">
      <style:paragraph-properties fo:text-align="start"/>
      <style:text-properties style:font-name="AvantGarde LT Medium" fo:font-size="26pt" style:font-size-asian="26pt" style:font-size-complex="26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style:font-name="AvantGarde LT Medium"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center"/>
    </style:style>
    <style:style style:name="T1" style:family="text">
      <style:text-properties style:font-name="AvantGarde LT Medium1" fo:font-size="32pt" style:font-size-asian="32pt" style:font-size-complex="32pt"/>
    </style:style>
    <style:style style:name="T2" style:family="text">
      <style:text-properties style:font-name="AvantGarde LT Medium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AvantGarde LT Medium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✗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71cm" svg:y="0cm" presentation:class="title" presentation:user-transformed="true">
          <draw:text-box>
            <text:p><text:span text:style-name="T1">Gruppe 14</text:span></text:p>
          </draw:text-box>
        </draw:frame>
        <draw:frame presentation:style-name="pr2" draw:text-style-name="P3" draw:layer="layout" svg:width="8.89cm" svg:height="8.002cm" svg:x="18.796cm" svg:y="3.682cm" presentation:class="subtitle" presentation:user-transformed="true">
          <draw:text-box>
            <text:p text:style-name="P2"><text:span text:style-name="T2">Derzeitiger Stand:</text:span></text:p>
            <text:list text:style-name="L2">
              <text:list-item>
                <text:list>
                  <text:list-header>
                    <text:p text:style-name="P2"><text:span text:style-name="T3"/></text:p>
                  </text:list-header>
                  <text:list-item>
                    <text:p text:style-name="P2"><text:span text:style-name="T3">Milestone 1</text:span></text:p>
                  </text:list-item>
                  <text:list-item>
                    <text:p text:style-name="P2"><text:span text:style-name="T3">Milestone 2</text:span></text:p>
                  </text:list-item>
                  <text:list-item>
                    <text:p text:style-name="P2"><text:span text:style-name="T3">Milestone 3</text:span></text:p>
                  </text:list-item>
                  <text:list-item>
                    <text:p text:style-name="P2"><text:span text:style-name="T3">Logger</text:span></text:p>
                  </text:list-item>
                  <text:list-item>
                    <text:p text:style-name="P2"><text:span text:style-name="T3">KI Setzphase</text:span></text:p>
                  </text:list-item>
                </text:list>
              </text:list-item>
            </text:list>
          </draw:text-box>
        </draw:frame>
        <draw:frame presentation:style-name="pr3" draw:text-style-name="P4" draw:layer="layout" svg:width="8.258cm" svg:height="6.35cm" svg:x="10.922cm" svg:y="3.302cm">
          <draw:text-box>
            <text:p text:style-name="P2"><text:span text:style-name="T2">Probleme:</text:span></text:p>
            <text:p text:style-name="P2"><text:span text:style-name="T3"/></text:p>
            <text:list text:style-name="L3">
              <text:list-item>
                <text:p text:style-name="P2"><text:span text:style-name="T3">Parser und \n</text:span></text:p>
              </text:list-item>
              <text:list-item>
                <text:p text:style-name="P2"><text:span text:style-name="T3">Multiple imports</text:span></text:p>
              </text:list-item>
              <text:list-item>
                <text:p text:style-name="P2"><text:span text:style-name="T3">Linux vs. Mac</text:span></text:p>
              </text:list-item>
            </text:list>
          </draw:text-box>
        </draw:frame>
        <draw:frame presentation:style-name="pr4" draw:text-style-name="P4" draw:layer="layout" svg:width="7.744cm" svg:height="10.288cm" svg:x="1.654cm" svg:y="3.682cm">
          <draw:text-box>
            <text:p text:style-name="P2"><text:span text:style-name="T2">Benutzte Tools:</text:span></text:p>
            <text:p text:style-name="P2"><text:span text:style-name="T2"/></text:p>
            <text:list text:style-name="L4">
              <text:list-item>
                <text:p text:style-name="P2"><text:span text:style-name="T3">Git</text:span></text:p>
              </text:list-item>
              <text:list-item>
                <text:p text:style-name="P2"><text:span text:style-name="T3">Github</text:span></text:p>
              </text:list-item>
              <text:list-item>
                <text:p text:style-name="P2"><text:span text:style-name="T3">Sublime Text</text:span></text:p>
              </text:list-item>
              <text:list-item>
                <text:p text:style-name="P2"><text:span text:style-name="T3">Konsole</text:span></text:p>
              </text:list-item>
              <text:list-item>
                <text:p text:style-name="P2"><text:span text:style-name="T3">Xcode</text:span></text:p>
              </text:list-item>
              <text:list-item>
                <text:p text:style-name="P2"><text:span text:style-name="T3">Zoho</text:span></text:p>
              </text:list-item>
              <text:list-item>
                <text:p text:style-name="P2"><text:span text:style-name="T3">Whatsapp</text:span></text:p>
              </text:list-item>
            </text:list>
          </draw:text-box>
        </draw:frame>
        <draw:frame draw:style-name="gr1" draw:layer="layout" svg:width="0.502cm" svg:height="1.195cm" svg:x="9.906cm" svg:y="15.748cm">
          <draw:text-box>
            <text:p/>
          </draw:text-box>
        </draw:frame>
        <draw:frame presentation:style-name="pr5" draw:text-style-name="P6" draw:layer="layout" svg:width="3.302cm" svg:height="2.35cm" svg:x="7.366cm" svg:y="15.684cm">
          <draw:text-box>
            <text:p text:style-name="P5"><text:span text:style-name="T2">TODO:</text:span></text:p>
          </draw:text-box>
        </draw:frame>
        <draw:frame draw:style-name="gr2" draw:text-style-name="P7" draw:layer="layout" svg:width="16.314cm" svg:height="8.128cm" svg:x="10.864cm" svg:y="12.446cm">
          <draw:image xlink:href="Pictures/1000000000000320000001C2193A97B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antGarde LT Medium" svg:font-family="'AvantGarde LT Medium'" style:font-pitch="variable"/>
    <style:font-face style:name="AvantGarde LT Medium1" svg:font-family="'AvantGarde LT Medium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write </meta:initial-creator>
    <meta:creation-date>2014-12-11T08:57:49.441017580</meta:creation-date>
    <dc:date>2014-12-11T10:16:26.375186892</dc:date>
    <dc:creator>rewrite </dc:creator>
    <meta:editing-duration>PT57M22S</meta:editing-duration>
    <meta:editing-cycles>5</meta:editing-cycles>
    <meta:generator>LibreOffice/4.2.6.3$Linux_X86_64 LibreOffice_project/420m0$Build-3</meta:generator>
    <meta:document-statistic meta:object-count="30"/>
  </office:meta>
</office:document-meta>
</file>